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21dd6a" officeooo:paragraph-rsid="0021dd6a"/>
    </style:style>
    <style:style style:name="P2" style:family="paragraph" style:parent-style-name="Standard">
      <style:text-properties officeooo:rsid="00227d5d" officeooo:paragraph-rsid="00227d5d"/>
    </style:style>
    <style:style style:name="P3" style:family="paragraph" style:parent-style-name="Standard">
      <style:text-properties officeooo:rsid="0023c1a3" officeooo:paragraph-rsid="0023c1a3"/>
    </style:style>
    <style:style style:name="P4" style:family="paragraph" style:parent-style-name="Standard">
      <style:text-properties officeooo:rsid="0026353c" officeooo:paragraph-rsid="0026353c"/>
    </style:style>
    <style:style style:name="P5" style:family="paragraph" style:parent-style-name="Standard">
      <style:text-properties officeooo:rsid="0026353c" officeooo:paragraph-rsid="0026ccf2"/>
    </style:style>
    <style:style style:name="P6" style:family="paragraph" style:parent-style-name="Standard">
      <style:text-properties officeooo:rsid="0026ccf2" officeooo:paragraph-rsid="0026ccf2"/>
    </style:style>
    <style:style style:name="P7" style:family="paragraph" style:parent-style-name="Standard">
      <style:text-properties officeooo:rsid="002c744c" officeooo:paragraph-rsid="0026353c"/>
    </style:style>
    <style:style style:name="P8" style:family="paragraph" style:parent-style-name="Standard">
      <style:text-properties officeooo:rsid="002d558e" officeooo:paragraph-rsid="002d558e"/>
    </style:style>
    <style:style style:name="P9" style:family="paragraph" style:parent-style-name="Standard">
      <style:text-properties officeooo:rsid="002fb01d" officeooo:paragraph-rsid="002fb01d"/>
    </style:style>
    <style:style style:name="P10" style:family="paragraph" style:parent-style-name="Standard">
      <style:text-properties officeooo:rsid="00311388" officeooo:paragraph-rsid="00311388"/>
    </style:style>
    <style:style style:name="P11" style:family="paragraph" style:parent-style-name="Standard">
      <style:text-properties officeooo:rsid="003256f9" officeooo:paragraph-rsid="003256f9"/>
    </style:style>
    <style:style style:name="P12" style:family="paragraph" style:parent-style-name="Standard">
      <style:text-properties officeooo:rsid="003404d5" officeooo:paragraph-rsid="003404d5"/>
    </style:style>
    <style:style style:name="P13" style:family="paragraph" style:parent-style-name="Standard">
      <style:text-properties officeooo:rsid="00355ad2" officeooo:paragraph-rsid="00355ad2"/>
    </style:style>
    <style:style style:name="P14" style:family="paragraph" style:parent-style-name="Standard">
      <style:text-properties officeooo:rsid="003d0cef" officeooo:paragraph-rsid="003d0cef"/>
    </style:style>
    <style:style style:name="P15" style:family="paragraph" style:parent-style-name="Standard">
      <style:text-properties officeooo:paragraph-rsid="0026ccf2"/>
    </style:style>
    <style:style style:name="P16" style:family="paragraph" style:parent-style-name="Standard">
      <style:text-properties officeooo:rsid="00440191" officeooo:paragraph-rsid="00440191"/>
    </style:style>
    <style:style style:name="P17" style:family="paragraph" style:parent-style-name="Standard">
      <style:text-properties officeooo:rsid="0044f23d" officeooo:paragraph-rsid="0044f23d"/>
    </style:style>
    <style:style style:name="P18" style:family="paragraph" style:parent-style-name="Standard">
      <style:text-properties officeooo:rsid="0046c071" officeooo:paragraph-rsid="0048b810"/>
    </style:style>
    <style:style style:name="P19" style:family="paragraph" style:parent-style-name="Standard">
      <style:text-properties officeooo:rsid="0048b810" officeooo:paragraph-rsid="0048b810"/>
    </style:style>
    <style:style style:name="P20" style:family="paragraph" style:parent-style-name="Standard">
      <style:text-properties officeooo:paragraph-rsid="004b1360"/>
    </style:style>
    <style:style style:name="P21" style:family="paragraph" style:parent-style-name="Standard">
      <style:text-properties officeooo:rsid="00227d5d" officeooo:paragraph-rsid="00227d5d"/>
    </style:style>
    <style:style style:name="T1" style:family="text">
      <style:text-properties officeooo:rsid="001c181e"/>
    </style:style>
    <style:style style:name="T2" style:family="text">
      <style:text-properties officeooo:rsid="001da113"/>
    </style:style>
    <style:style style:name="T3" style:family="text">
      <style:text-properties officeooo:rsid="00206f31"/>
    </style:style>
    <style:style style:name="T4" style:family="text">
      <style:text-properties officeooo:rsid="0023cde8"/>
    </style:style>
    <style:style style:name="T5" style:family="text">
      <style:text-properties officeooo:rsid="0026ccf2"/>
    </style:style>
    <style:style style:name="T6" style:family="text">
      <style:text-properties officeooo:rsid="0028795f"/>
    </style:style>
    <style:style style:name="T7" style:family="text">
      <style:text-properties officeooo:rsid="002c744c"/>
    </style:style>
    <style:style style:name="T8" style:family="text">
      <style:text-properties officeooo:rsid="003256f9"/>
    </style:style>
    <style:style style:name="T9" style:family="text">
      <style:text-properties officeooo:rsid="003404d5"/>
    </style:style>
    <style:style style:name="T10" style:family="text">
      <style:text-properties officeooo:rsid="0035fad4"/>
    </style:style>
    <style:style style:name="T11" style:family="text">
      <style:text-properties officeooo:rsid="0037e23a"/>
    </style:style>
    <style:style style:name="T12" style:family="text">
      <style:text-properties officeooo:rsid="0039a380"/>
    </style:style>
    <style:style style:name="T13" style:family="text">
      <style:text-properties officeooo:rsid="0040fb63"/>
    </style:style>
    <style:style style:name="T14" style:family="text">
      <style:text-properties officeooo:rsid="0048f122"/>
    </style:style>
    <style:style style:name="T15" style:family="text">
      <style:text-properties officeooo:rsid="004a9b25"/>
    </style:style>
    <style:style style:name="T16" style:family="text">
      <style:text-properties officeooo:rsid="004b1360"/>
    </style:style>
    <style:style style:name="T17" style:family="text">
      <style:text-properties officeooo:rsid="004d404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/>
      <text:p text:style-name="P1">What is SOAP ? </text:p>
      <text:p text:style-name="P1"/>
      <text:p text:style-name="P2">SOAP is a Web Service Specification <text:span text:style-name="T7">(Protocol) </text:span><text:s/>that a SOAP Web Service follows. </text:p>
      <text:p text:style-name="P2">SOAP provides the Messaging Protocol layer of a web services protocol stack for web services. </text:p>
      <text:p text:style-name="P2"/>
      <text:p text:style-name="P3">W3C (World Wide Web Consortium) lays downs the rules and guidelines <text:span text:style-name="T4">on SOAP standard. </text:span></text:p>
      <text:p text:style-name="P4">SOAP Web Services has two categories</text:p>
      <text:p text:style-name="P5">a. Basic <text:span text:style-name="T5">(Includes SOAP, WSDL, UDDI)</text:span></text:p>
      <text:p text:style-name="P4">b. Extended <text:span text:style-name="T6">(Includes WS-Security, WS-Policy, ….) </text:span></text:p>
      <text:p text:style-name="P4"/>
      <text:p text:style-name="P7"/>
      <text:p text:style-name="P9">SOAP is a set of agreed upon rules or protocols on how two applications will talk to each other </text:p>
      <text:p text:style-name="P9">over the web. </text:p>
      <text:p text:style-name="P9"/>
      <text:p text:style-name="P10">SOAP dictates that all the message exchange between client and web service provider <text:span text:style-name="T8">has to be in </text:span></text:p>
      <text:p text:style-name="P11">a common XML format. <text:span text:style-name="T9">XML messages have a defined structure </text:span><text:span text:style-name="T12">known</text:span><text:span text:style-name="T9"> as SOAP MESSAGE. </text:span></text:p>
      <text:p text:style-name="P12">SOAP Message consists of ENVELOP, Header and Body. </text:p>
      <text:p text:style-name="P12"/>
      <text:p text:style-name="P13">ENVELOP is root element, header is optional <text:span text:style-name="T10">element that provides information about the message itself. </text:span><text:s/><text:span text:style-name="T10">B</text:span>ody <text:span text:style-name="T10">of SOAP message</text:span> contains <text:span text:style-name="T10">the actual </text:span><text:span text:style-name="T11">request/response. </text:span></text:p>
      <text:p text:style-name="P13"/>
      <text:p text:style-name="P13">SOAP has three major characteristics:</text:p>
      <text:p text:style-name="P13"/>
      <text:p text:style-name="P13"><text:s text:c="4"/><text:span text:style-name="T13">a. </text:span>extensibility (security and WS-Addressing are among the extensions under development)</text:p>
      <text:p text:style-name="P13"><text:s text:c="4"/><text:span text:style-name="T13">b. </text:span>neutrality (SOAP can operate over any protocol such as HTTP, SMTP, TCP, UDP)</text:p>
      <text:p text:style-name="P13"><text:s text:c="4"/><text:span text:style-name="T13">c. </text:span>independence (SOAP allows for any programming model)</text:p>
      <text:p text:style-name="P8"/>
      <text:p text:style-name="P8"/>
      <text:p text:style-name="P6"/>
      <text:p text:style-name="P15"/>
      <text:p text:style-name="Standard">What is <text:span text:style-name="T3">REST</text:span> ?</text:p>
      <text:p text:style-name="Standard">REST is a<text:span text:style-name="T1">n</text:span> architecture upon which the RESTFul web services rely. In REST Architecture </text:p>
      <text:p text:style-name="Standard">everything is a resource. It uses HTTP standard methods for the access to the resources. </text:p>
      <text:p text:style-name="Standard"/>
      <text:p text:style-name="Standard">RESTful web services are light weight, <text:span text:style-name="T2">highly</text:span> <text:span text:style-name="T2">salable</text:span>, maintainable and common. </text:p>
      <text:p text:style-name="Standard"/>
      <text:p text:style-name="Standard">REST is short for REpresentational State Transfer. </text:p>
      <text:p text:style-name="Standard"/>
      <text:p text:style-name="Standard">The <text:span text:style-name="T17">representations</text:span> that are passed in between client and server in REST architectural </text:p>
      <text:p text:style-name="Standard">style is resouce based as opposed to Action based. </text:p>
      <text:p text:style-name="Standard"/>
      <text:p text:style-name="Standard">Resource Based : </text:p>
      <text:p text:style-name="Standard">In a <text:span text:style-name="T2">restful</text:span> api we deal with <text:span text:style-name="T2">tangible</text:span> things/resources unlike SOAP. So we deal with nouns rather than the actions we might take on those things. Resources are identified by URIs. </text:p>
      <text:p text:style-name="Standard">Multiple URIs may refer to same resource. </text:p>
      <text:p text:style-name="Standard"/>
      <text:p text:style-name="Standard">Representations: </text:p>
      <text:p text:style-name="Standard">The term Representations <text:span text:style-name="T2">describes</text:span> the fact that resources gets manipulated in RESTful web </text:p>
      <text:p text:style-name="Standard"><text:soft-page-break/>services. They represent the whole/part of resource state which is <text:span text:style-name="T2">transferred</text:span> between client</text:p>
      <text:p text:style-name="Standard">and server. The request passed on by the client typically returns JSON or XML from server.</text:p>
      <text:p text:style-name="Standard"/>
      <text:p text:style-name="Standard">We use four HTTP methods to request resource manipulation in RESTFul services. </text:p>
      <text:p text:style-name="Standard">GET - Provides a read only access to resources</text:p>
      <text:p text:style-name="Standard">POST - Used to create a new resource</text:p>
      <text:p text:style-name="Standard">DELETE - Used to remove a resource</text:p>
      <text:p text:style-name="Standard">PUT - Used to update a<text:span text:style-name="T2">n</text:span> existing resource or create a new resource </text:p>
      <text:p text:style-name="Standard"/>
      <text:p text:style-name="Standard">There are six constraints of REST architecture which bounds it. </text:p>
      <text:p text:style-name="Standard">a. Uniform interface</text:p>
      <text:p text:style-name="Standard">b. Statelessness</text:p>
      <text:p text:style-name="Standard">c. Client-Server</text:p>
      <text:p text:style-name="Standard">d. Cacheable </text:p>
      <text:p text:style-name="Standard">e. Layered System </text:p>
      <text:p text:style-name="Standard">f. Code on demand. </text:p>
      <text:p text:style-name="Standard"/>
      <text:p text:style-name="P16">Let us now compare and contrast between REST and SOAP. </text:p>
      <text:p text:style-name="P16"/>
      <text:p text:style-name="P17">REST is an architectural style and a design for network-based software architectures, where as SOAP is a protocol. </text:p>
      <text:p text:style-name="P17"/>
      <text:p text:style-name="P18">SOAP based client-servers have a rigid contract between client and server, and everything is expected to break if either side changes anything.</text:p>
      <text:p text:style-name="P18"><text:s/></text:p>
      <text:p text:style-name="P19">REST if done right has less coupling. A client is supposed to enter a REST service with zero knowledge of the API, except for the entry point and the media type. <text:span text:style-name="T14">REST is protocol independent. </text:span></text:p>
      <text:p text:style-name="P19"/>
      <text:p text:style-name="P20"><text:span text:style-name="T15">REST is not REST without hypermedia </text:span><text:span text:style-name="T16">(</text:span>generalization of hypertext for content other than HTML <text:span text:style-name="T16">)</text:span><text:span text:style-name="T15"> and HATEOAS </text:span><text:span text:style-name="T16">(</text:span>the interaction of a client with a REST application must be driven by hypermedia<text:span text:style-name="T16">)</text:span><text:span text:style-name="T15"> 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5-26T14:31:05.033000000</meta:creation-date>
    <dc:date>2020-05-26T17:35:02.109000000</dc:date>
    <meta:editing-duration>PT35M50S</meta:editing-duration>
    <meta:editing-cycles>48</meta:editing-cycles>
    <meta:generator>LibreOffice/6.4.3.2$Windows_X86_64 LibreOffice_project/747b5d0ebf89f41c860ec2a39efd7cb15b54f2d8</meta:generator>
    <meta:document-statistic meta:table-count="0" meta:image-count="0" meta:object-count="0" meta:page-count="2" meta:paragraph-count="49" meta:word-count="534" meta:character-count="3286" meta:non-whitespace-character-count="2753"/>
  </office:meta>
</office:document-meta>
</file>